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2c73f3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Footnote">
      <style:text-properties officeooo:paragraph-rsid="100fdbd8"/>
    </style:style>
    <style:style style:name="P99" style:family="paragraph" style:parent-style-name="Standard">
      <style:text-properties officeooo:paragraph-rsid="101b90cf"/>
    </style:style>
    <style:style style:name="P100" style:family="paragraph" style:parent-style-name="Standard">
      <style:text-properties officeooo:paragraph-rsid="1020f7f1"/>
    </style:style>
    <style:style style:name="P101" style:family="paragraph" style:parent-style-name="Footnote">
      <style:text-properties officeooo:paragraph-rsid="102291f9"/>
    </style:style>
    <style:style style:name="P102" style:family="paragraph" style:parent-style-name="Standard">
      <style:text-properties officeooo:rsid="0fde3dbd" officeooo:paragraph-rsid="102ebb87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5" style:family="text">
      <style:text-properties style:use-window-font-color="true" loext:opacity="0%" style:font-name="Liberation Sans1" officeooo:rsid="047da547"/>
    </style:style>
    <style:style style:name="T276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6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7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1" fo:font-size="12pt" style:font-size-asian="12pt" style:font-size-complex="12pt"/>
    </style:style>
    <style:style style:name="T299" style:family="text">
      <style:text-properties style:use-window-font-color="true" loext:opacity="0%" style:font-name="Liberation Sans1" officeooo:rsid="0efd8e5c"/>
    </style:style>
    <style:style style:name="T300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officeooo:rsid="04473353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officeooo:rsid="0aace3cd"/>
    </style:style>
    <style:style style:name="T311" style:family="text">
      <style:text-properties fo:font-size="10pt" officeooo:rsid="04473353" style:font-size-asian="10pt" style:font-size-complex="10pt"/>
    </style:style>
    <style:style style:name="T31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5" style:family="text">
      <style:text-properties officeooo:rsid="0e838e2a"/>
    </style:style>
    <style:style style:name="T316" style:family="text">
      <style:text-properties officeooo:rsid="0e83c34e"/>
    </style:style>
    <style:style style:name="T31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4" style:family="text">
      <style:text-properties style:text-line-through-style="none" style:text-line-through-type="none" fo:background-color="transparent" loext:char-shading-value="0"/>
    </style:style>
    <style:style style:name="T325" style:family="text">
      <style:text-properties officeooo:rsid="0f0ca65a"/>
    </style:style>
    <style:style style:name="T326" style:family="text">
      <style:text-properties style:font-name="Liberation Mono" fo:font-size="11pt" officeooo:rsid="10048e31" style:font-size-asian="11pt" style:font-size-complex="11pt"/>
    </style:style>
    <style:style style:name="T327" style:family="text">
      <style:text-properties fo:font-weight="normal" style:font-weight-asian="normal" style:font-weight-complex="normal"/>
    </style:style>
    <style:style style:name="T328" style:family="text">
      <style:text-properties officeooo:rsid="0f95a7a0"/>
    </style:style>
    <style:style style:name="T329" style:family="text">
      <style:text-properties officeooo:rsid="0f8f58bd"/>
    </style:style>
    <style:style style:name="T330" style:family="text">
      <style:text-properties officeooo:rsid="0e5635a7"/>
    </style:style>
    <style:style style:name="T331" style:family="text">
      <style:text-properties style:font-name="Ubuntu1" fo:font-size="10pt" officeooo:rsid="04473353" style:font-size-asian="10pt" style:font-size-complex="10pt"/>
    </style:style>
    <style:style style:name="T332" style:family="text">
      <style:text-properties officeooo:rsid="101b90cf"/>
    </style:style>
    <style:style style:name="T333" style:family="text">
      <style:text-properties officeooo:rsid="101e15d6"/>
    </style:style>
    <style:style style:name="T334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39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3"><text:span text:style-name="T217">C</text:span><text:span text:style-name="T216">hecklist voor </text:span><text:span text:style-name="T218">de installatie</text:span><text:span text:style-name="T216"> van </text:span><text:span text:style-name="T216"><text:user-field-get text:name="Distro">Debian</text:user-field-get></text:span><text:span text:style-name="T219"><text:s/></text:span><text:span text:style-name="T219"><text:user-field-get text:name="Version">12 LTS</text:user-field-get></text:span><text:span text:style-name="T220"><text:note text:id="ftn1" text:note-class="footnote"><text:note-citation>1</text:note-citation><text:note-body><text:p text:style-name="P28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 LTS</text:user-field-get></text:span><text:span text:style-name="Strong_20_Emphasis"><text:span text:style-name="T251"><text:s/></text:span></text:span><text:span text:style-name="T273"><text:user-field-get text:name="Edition">Desktop</text:user-field-get></text:span><text:span text:style-name="T274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55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1"><text:s/></text:span><text:span text:style-name="T221"><text:user-field-get text:name="Edition">Desktop</text:user-field-get></text:span><text:span text:style-name="T222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25">ONDERSTREEPTE</text:span></text:span><text:span text:style-name="T1"> </text:span><text:span text:style-name="T13">woorden</text:span><text:span text:style-name="T12"> het</text:span><text:span text:style-name="Strong_20_Emphasis"><text:span text:style-name="T323"> </text:span></text:span><text:span text:style-name="Strong_20_Emphasis"><text:span text:style-name="T322">tekstvak</text:span></text:span><text:span text:style-name="T13"> </text:span><text:span text:style-name="T18">in,</text:span><text:span text:style-name="T13"> </text:span><text:span text:style-name="T275">zie </text:span><text:span text:style-name="T299">[</text:span><text:span text:style-name="T275">toelichting</text:span><text:span text:style-name="T299">]</text:span><text:span text:style-name="T13">:</text:span></text:p>
      <text:p text:style-name="P32"><text:span text:style-name="Definition"><text:span text:style-name="T277">g</text:span></text:span><text:span text:style-name="Definition"><text:span text:style-name="T276">ebruiker</text:span></text:span><text:span text:style-name="T282"><text:tab/><text:tab/></text:span><text:span text:style-name="T298"> <text:tab/><text:tab/></text:span><draw:control text:anchor-type="as-char" svg:y="-0.429cm" draw:z-index="6" draw:name="Gebruiker" draw:style-name="gr2" draw:text-style-name="P109" svg:width="6.002cm" svg:height="0.6cm" draw:control="control7"><svg:title>Gebruiker</svg:title><svg:desc>Volledige naam, bijv. Jan Stek</svg:desc></draw:control><text:span text:style-name="T283"><text:tab/></text:span><text:span text:style-name="T284">[</text:span><text:span text:style-name="T278">volledige naam, bijv. </text:span><text:span text:style-name="T295">J</text:span><text:span text:style-name="T296">a</text:span><text:span text:style-name="T295">n </text:span><text:span text:style-name="T296">Jansen</text:span><text:span text:style-name="T297">]</text:span></text:p>
      <text:p text:style-name="Standard"><text:span text:style-name="Definition"><text:span text:style-name="T277">g</text:span></text:span><text:span text:style-name="Definition">ebruikersnaam</text:span><text:span text:style-name="T276"><text:tab/></text:span><text:span text:style-name="T276"><draw:control text:anchor-type="as-char" svg:y="-0.429cm" draw:z-index="7" draw:name="Gberuikersnaam" draw:style-name="gr2" draw:text-style-name="P109" svg:width="6.002cm" svg:height="0.6cm" draw:control="control8"><svg:title>Gebruikersnaam</svg:title><svg:desc>Korte naam, bijv. jan</svg:desc></draw:control></text:span><text:span text:style-name="T276"><text:tab/></text:span><text:span text:style-name="T6">[</text:span><text:span text:style-name="T5">korte naam, bijv. </text:span><text:span text:style-name="T242">j</text:span><text:span text:style-name="T243">a</text:span><text:span text:style-name="T242">n</text:span><text:span text:style-name="T244">]</text:span></text:p>
      <text:p text:style-name="P35"><text:span text:style-name="Definition"><text:span text:style-name="T301">c</text:span></text:span><text:span text:style-name="Definition"><text:span text:style-name="T324">omputernaam</text:span></text:span><text:span text:style-name="T300"><text:tab/><text:tab/></text:span><text:span text:style-name="T324"><draw:control text:anchor-type="as-char" svg:y="-0.429cm" draw:z-index="8" draw:name="Computernaam" draw:style-name="gr2" draw:text-style-name="P109" svg:width="6.002cm" svg:height="0.6cm" draw:control="control9"><svg:title>Computernaam</svg:title><svg:desc>Unieke naam van de computer</svg:desc></draw:control></text:span><text:span text:style-name="T302"><text:tab/></text:span><text:span text:style-name="T303">[</text:span><text:span text:style-name="T304">naam van de compute</text:span><text:span text:style-name="T305">r, </text:span><text:span text:style-name="T306">bijv. p</text:span><text:span text:style-name="T307">c02</text:span><text:span text:style-name="T303">]</text:span></text:p>
      <text:p text:style-name="P30"><text:span text:style-name="Definition"><text:span text:style-name="T287">g</text:span></text:span><text:span text:style-name="Definition"><text:span text:style-name="T286">ebruiker</text:span></text:span><text:span text:style-name="Definition"><text:span text:style-name="T294"><text:tab/></text:span></text:span><text:span text:style-name="T285"><text:tab/></text:span><text:span text:style-name="T298"> <text:tab/><text:tab/></text:span><text:span text:style-name="T283"><draw:control text:anchor-type="as-char" svg:y="-0.429cm" draw:z-index="14" draw:name="Gebruiker 1" draw:style-name="gr2" draw:text-style-name="P109" svg:width="6.002cm" svg:height="0.6cm" draw:control="control15"><svg:title>Gebruiker</svg:title><svg:desc>Volledige naam, bijv. Jan Stek</svg:desc></draw:control></text:span><text:span text:style-name="T283"><text:tab/></text:span><text:span text:style-name="T284">[</text:span><text:span text:style-name="T278">volledige naam </text:span><text:span text:style-name="T279">evt. </text:span><text:span text:style-name="T281">extra</text:span><text:span text:style-name="T279"> ebruiker</text:span><text:span text:style-name="T280">]</text:span></text:p>
      <text:p text:style-name="P66"><text:span text:style-name="Definition"><text:span text:style-name="T287">g</text:span></text:span><text:span text:style-name="Definition"><text:span text:style-name="T286">ebruikersnaam</text:span></text:span><text:span text:style-name="T286"><text:tab/></text:span><text:span text:style-name="T276"><draw:control text:anchor-type="as-char" svg:y="-0.429cm" draw:z-index="15" draw:name="Gberuikersnaam 1" draw:style-name="gr2" draw:text-style-name="P109" svg:width="6.002cm" svg:height="0.6cm" draw:control="control16"><svg:title>Gebruikersnaam</svg:title><svg:desc>Korte naam, bijv. jan</svg:desc></draw:control></text:span><text:span text:style-name="T276"><text:tab/></text:span><text:span text:style-name="T289">[</text:span><text:span text:style-name="T288">korte naam</text:span><text:span text:style-name="T290"> </text:span><text:span text:style-name="T291">evt. </text:span><text:span text:style-name="T293">extra </text:span><text:span text:style-name="T291">gebruiker</text:span><text:span text:style-name="T292">]</text:span></text:p>
      <text:p text:style-name="P33"><text:span text:style-name="T227">Vervang </text:span><text:span text:style-name="T232">de</text:span><text:span text:style-name="T227"> </text:span><text:span text:style-name="Definition"><text:span text:style-name="T21">ONDERSTREEPTE</text:span></text:span><text:span text:style-name="T227"> </text:span><text:span text:style-name="T228">woorden </text:span><text:span text:style-name="T227">in deze checklist door </text:span><text:span text:style-name="T232">d</text:span><text:span text:style-name="T234">i</text:span><text:span text:style-name="T232">e </text:span><text:span text:style-name="T233">in </text:span><text:span text:style-name="T234">het</text:span><text:span text:style-name="Strong_20_Emphasis"><text:span text:style-name="T55"> </text:span></text:span><text:span text:style-name="Strong_20_Emphasis"><text:span text:style-name="T81">tekstvak</text:span></text:span><text:span text:style-name="T227">.</text:span></text:p>
      <text:p text:style-name="P37"/>
      <text:p text:style-name="P37"/>
      <text:p text:style-name="P31"><text:span text:style-name="T239">Nog niet op Linux?</text:span><text:span text:style-name="T229"><text:tab/></text:span><text:span text:style-name="T235"><text:tab/></text:span><text:span text:style-name="T236">G</text:span><text:span text:style-name="T226">ebruik </text:span><text:span text:style-name="Strong_20_Emphasis"><text:span text:style-name="T240">Checklist </text:span></text:span><text:span text:style-name="Strong_20_Emphasis"><text:span text:style-name="T241">overzetten</text:span></text:span><text:span text:style-name="T226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0"> onder </text:span><text:span text:style-name="T238">Linux</text:span><text:span text:style-name="T231">.</text:span></text:p>
      <text:p text:style-name="P24"><text:span text:style-name="T214">Nieuwe installatie?</text:span><text:span text:style-name="T209"><text:tab/></text:span><text:span text:style-name="T211"></text:span><text:span text:style-name="T213"><text:tab/></text:span><text:span text:style-name="T212">B</text:span><text:span text:style-name="T209">egin bij hoofdstuk </text:span><text:span text:style-name="T214"><text:bookmark-ref text:reference-format="page" text:ref-name="__RefNumPara__4009_1271708128">2</text:bookmark-ref></text:span><text:span text:style-name="T214"><text:s text:c="2"/></text:span><text:span text:style-name="T215"><text:bookmark-ref text:reference-format="text" text:ref-name="__RefNumPara__4009_1271708128">Installatie uitvoeren</text:bookmark-ref></text:span><text:span text:style-name="T210">.</text:span></text:p>
      <text:p text:style-name="P34"><text:span text:style-name="Strong_20_Emphasis"><text:span text:style-name="T237"/></text:span></text:p>
      <text:p text:style-name="P34"><text:span text:style-name="Strong_20_Emphasis"><text:span text:style-name="T237"/></text:span></text:p>
      <text:list xml:id="list1065175049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3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3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5">E</text:span><text:span text:style-name="T178">v</text:span><text:span text:style-name="T179">en</text:span><text:span text:style-name="T181">t</text:span><text:span text:style-name="T182">uele </text:span><text:span text:style-name="T183">extra </text:span><text:span text:style-name="Definition"><text:span text:style-name="T312">gebruiker</text:span></text:span><text:span text:style-name="T183">s aanmelden </text:span><text:span text:style-name="T184">en dezelfde stappen uitvoeren</text:span><text:span text:style-name="T180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3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208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0">Installeer 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71"><text:span text:style-name="T315">Debian-</text:span><text:span text:style-name="T316">p</text:span>akket kz plaatst scripts voor het installeren en beheren van Debian en op Debian gebaseerd systeem zoals Ubuntu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3">De </text:span><text:span text:style-name="T224">Super</text:span><text:span text:style-name="T223">-toets is de Windows-toets, Command-toets </text:span><text:span text:style-name="T225">(Apple)</text:span><text:span text:style-name="T223">, of Vergrootglas-toets </text:span><text:span text:style-name="T225">(Chromebook)</text:span><text:span text:style-name="T223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4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3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3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56">Typ </text:span></text:span><text:span text:style-name="Strong_20_Emphasis"><text:span text:style-name="T105">men</text:span></text:span><text:span text:style-name="Strong_20_Emphasis"><text:span text:style-name="T106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1">1</text:span></text:span><text:span text:style-name="Strong_20_Emphasis"><text:span text:style-name="T122"> <text:s/></text:span></text:span><text:span text:style-name="Strong_20_Emphasis"><text:span text:style-name="T123">In</text:span></text:span><text:span text:style-name="Strong_20_Emphasis"><text:span text:style-name="T118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191350964820664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3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2">Start de computer op vanaf</text:span><text:span text:style-name="T252"><text:note text:id="ftn5" text:note-class="footnote"><text:note-citation>1</text:note-citation><text:note-body><text:p text:style-name="P101"><text:span text:style-name="T174">B</text:span><text:span text:style-name="T173">ootmenu/</text:span><text:span text:style-name="T174">S</text:span><text:span text:style-name="T173">etup</text:span><text:span text:style-name="T171"> via </text:span><text:span text:style-name="T169">é</text:span><text:span text:style-name="T170">é</text:span><text:span text:style-name="T174">n van de </text:span><text:span text:style-name="Definition"><text:span text:style-name="T172">Veelgebruikte toetsen: </text:span></text:span><text:span text:style-name="Definition"><text:span text:style-name="T334">E</text:span></text:span><text:span text:style-name="Definition"><text:span text:style-name="T336">sc</text:span></text:span><text:span text:style-name="Definition"><text:span text:style-name="T172">, </text:span></text:span><text:span text:style-name="Definition"><text:span text:style-name="T335">D</text:span></text:span><text:span text:style-name="Definition"><text:span text:style-name="T336">elete</text:span></text:span><text:span text:style-name="Definition"><text:span text:style-name="T172">, </text:span></text:span><text:span text:style-name="Definition"><text:span text:style-name="T335">F</text:span></text:span><text:span text:style-name="Definition"><text:span text:style-name="T336">1</text:span></text:span><text:span text:style-name="Definition"><text:span text:style-name="T172">, </text:span></text:span><text:span text:style-name="Definition"><text:span text:style-name="T336">F2</text:span></text:span><text:span text:style-name="Definition"><text:span text:style-name="T172">, </text:span></text:span><text:span text:style-name="Definition"><text:span text:style-name="T335">F9, </text:span></text:span><text:span text:style-name="Definition"><text:span text:style-name="T337">F10, F11, </text:span></text:span><text:span text:style-name="Definition"><text:span text:style-name="T338">of</text:span></text:span><text:span text:style-name="Definition"><text:span text:style-name="T337"> </text:span></text:span><text:span text:style-name="Definition"><text:span text:style-name="T335">F12</text:span></text:span><text:span text:style-name="T171">.</text:span></text:p></text:note-body></text:note></text:span><text:span text:style-name="T252"> </text:span><text:span text:style-name="T253">een </text:span><text:span text:style-name="T248"><text:user-field-get text:name="Distro">Debian</text:user-field-get></text:span><text:span text:style-name="T249"><text:s/></text:span><text:span text:style-name="T249"><text:user-field-get text:name="Version">12 LTS</text:user-field-get></text:span><text:span text:style-name="Strong_20_Emphasis"><text:span text:style-name="T246"><text:s/></text:span></text:span><text:span text:style-name="Strong_20_Emphasis"><text:span text:style-name="T250"><text:user-field-get text:name="Edition">Desktop</text:user-field-get></text:span></text:span><text:span text:style-name="Strong_20_Emphasis"><text:span text:style-name="T250"><text:s/></text:span></text:span><text:span text:style-name="T254">Live</text:span><text:span text:style-name="T135"><text:note text:id="ftn6" text:note-class="footnote"><text:note-citation>2</text:note-citation><text:note-body><text:p text:style-name="P29"><text:span text:style-name="T308">Vanaf een </text:span><text:span text:style-name="T328">L</text:span><text:span text:style-name="T308">ive </text:span><text:span text:style-name="T329">USB</text:span><text:span text:style-name="T310">-stick </text:span><text:span text:style-name="T330">(</text:span><text:span text:style-name="T310">of </text:span><text:span text:style-name="T329">DVD</text:span><text:span text:style-name="T330">)</text:span><text:span text:style-name="T331"> </text:span><text:span text:style-name="T308">kunt u opstarten en </text:span><text:span text:style-name="T311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08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08">mogelijk.</text:span></text:p></text:note-body></text:note></text:span><text:span text:style-name="T134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98"><text:span text:style-name="Strong_20_Emphasis"><text:span text:style-name="T154">In een grafische werkomgeving:<text:line-break/></text:span></text:span><text:span text:style-name="T14">D</text:span><text:span text:style-name="Strong_20_Emphasis"><text:span text:style-name="T141">ow</text:span></text:span><text:span text:style-name="Strong_20_Emphasis"><text:span text:style-name="T142">nload </text:span></text:span><text:span text:style-name="Strong_20_Emphasis"><text:span text:style-name="T139">e</text:span></text:span><text:span text:style-name="Strong_20_Emphasis"><text:span text:style-name="T143">e</text:span></text:span><text:span text:style-name="Strong_20_Emphasis"><text:span text:style-name="T144">n</text:span></text:span><text:span text:style-name="Strong_20_Emphasis"><text:span text:style-name="T168"> </text:span></text:span><text:span text:style-name="Strong_20_Emphasis"><text:span text:style-name="T202">cd</text:span></text:span><text:span text:style-name="Strong_20_Emphasis"><text:span text:style-name="T197">-beeldbestand</text:span></text:span><text:span text:style-name="Strong_20_Emphasis"><text:span text:style-name="T142"> </text:span></text:span><text:span text:style-name="Strong_20_Emphasis"><text:span text:style-name="T152">(.iso) </text:span></text:span><text:span text:style-name="Strong_20_Emphasis"><text:span text:style-name="T145">v</text:span></text:span><text:span text:style-name="Strong_20_Emphasis"><text:span text:style-name="T146">anaf</text:span></text:span><text:span text:style-name="Strong_20_Emphasis"><text:span text:style-name="T147"> </text:span></text:span><text:a xlink:type="simple" xlink:href="https://www.debian.org/CD/live/" text:style-name="Internet_20_link" text:visited-style-name="Visited_20_Internet_20_Link"><text:span text:style-name="Strong_20_Emphasis"><text:span text:style-name="T313">debian.org/cd/live</text:span></text:span></text:a><text:span text:style-name="Strong_20_Emphasis"><text:span text:style-name="T147">, </text:span></text:span><text:span text:style-name="Strong_20_Emphasis"><text:span text:style-name="T153">klik onder </text:span></text:span><text:span text:style-name="Strong_20_Emphasis"><text:span text:style-name="T159">DVD/USB</text:span></text:span><text:span text:style-name="Strong_20_Emphasis"><text:span text:style-name="T153"> op </text:span></text:span><text:span text:style-name="Strong_20_Emphasis"><text:span text:style-name="T159">amd64</text:span></text:span><text:span text:style-name="Strong_20_Emphasis"><text:span text:style-name="T153">.</text:span></text:span><text:span text:style-name="Strong_20_Emphasis"><text:span text:style-name="T147"><text:line-break/></text:span></text:span><text:span text:style-name="Strong_20_Emphasis"><text:span text:style-name="T150">K</text:span></text:span><text:span text:style-name="Strong_20_Emphasis"><text:span text:style-name="T151">lik op</text:span></text:span><text:span text:style-name="Strong_20_Emphasis"><text:span text:style-name="T148"> </text:span></text:span><text:span text:style-name="T156">debian-live-1</text:span><text:span text:style-name="T159">2</text:span><text:span text:style-name="T156">.</text:span><text:span text:style-name="T160">x</text:span><text:span text:style-name="T156">.</text:span><text:span text:style-name="T160">y</text:span><text:span text:style-name="T157">-</text:span><text:span text:style-name="T156">amd64-</text:span><text:span text:style-name="T157">gnome</text:span><text:span text:style-name="T158">.iso</text:span><text:span text:style-name="Strong_20_Emphasis"><text:span text:style-name="T142">.<text:line-break/></text:span></text:span><text:span text:style-name="Strong_20_Emphasis"><text:span text:style-name="T149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5">Zoek</text:span></text:span><text:span text:style-name="Strong_20_Emphasis"><text:span text:style-name="T186"> </text:span></text:span><text:span text:style-name="Strong_20_Emphasis"><text:span text:style-name="T204">s</text:span></text:span><text:span text:style-name="Strong_20_Emphasis"><text:span text:style-name="T205">ch</text:span></text:span><text:span text:style-name="Strong_20_Emphasis"><text:span text:style-name="T186"> en klik op het pictogram van</text:span></text:span><text:span text:style-name="Strong_20_Emphasis"><text:span text:style-name="T187"> </text:span></text:span><text:span text:style-name="Strong_20_Emphasis"><text:span text:style-name="T207">Schijven</text:span></text:span><text:span text:style-name="Strong_20_Emphasis"><text:span text:style-name="T188">. Selecteer de </text:span></text:span><text:span text:style-name="Strong_20_Emphasis"><text:span text:style-name="T203">usb</text:span></text:span><text:span text:style-name="Strong_20_Emphasis"><text:span text:style-name="T188">-stick in de lijst van schijven aan de linkerkant en klik rechtsboven op </text:span></text:span><text:span text:style-name="Strong_20_Emphasis"><text:span text:style-name="T206">Schijfinstellingen</text:span></text:span><text:span text:style-name="Strong_20_Emphasis"><text:span text:style-name="T188"> </text:span></text:span><text:span text:style-name="Strong_20_Emphasis"><text:span text:style-name="T206">⋮</text:span></text:span><text:span text:style-name="Strong_20_Emphasis"><text:span text:style-name="T188"> (icoontje met de drie puntjes).</text:span></text:span></text:p><text:p text:style-name="P72"><text:span text:style-name="Strong_20_Emphasis"><text:span text:style-name="T188"><text:tab/>Kies </text:span></text:span><text:span text:style-name="Strong_20_Emphasis"><text:span text:style-name="T206">Schijfkopie terugzetten</text:span></text:span><text:span text:style-name="Strong_20_Emphasis"><text:span text:style-name="T188"> en selecteer </text:span></text:span><text:span text:style-name="Strong_20_Emphasis"><text:span text:style-name="T199">het net</text:span></text:span><text:span text:style-name="Strong_20_Emphasis"><text:span text:style-name="T197"> gedownloade </text:span></text:span><text:span text:style-name="Strong_20_Emphasis"><text:span text:style-name="T202">cd</text:span></text:span><text:span text:style-name="Strong_20_Emphasis"><text:span text:style-name="T197">-beeldbestand </text:span></text:span><text:span text:style-name="Strong_20_Emphasis"><text:span text:style-name="T198">(.iso)</text:span></text:span><text:span text:style-name="Strong_20_Emphasis"><text:span text:style-name="T197">.</text:span></text:span></text:p><text:p text:style-name="P67"><text:span text:style-name="Strong_20_Emphasis"><text:span text:style-name="T188"><text:tab/>Klik op </text:span></text:span><text:span text:style-name="Strong_20_Emphasis"><text:span text:style-name="T206">Terugzetten starten</text:span></text:span><text:span text:style-name="Strong_20_Emphasis"><text:span text:style-name="T188"> en vervolgens op </text:span></text:span><text:span text:style-name="Strong_20_Emphasis"><text:span text:style-name="T206">Terugzetten</text:span></text:span><text:span text:style-name="Strong_20_Emphasis"><text:span text:style-name="T189">.<text:line-break/></text:span></text:span><text:span text:style-name="Strong_20_Emphasis"><text:span text:style-name="T200">O</text:span></text:span><text:span text:style-name="Strong_20_Emphasis"><text:span text:style-name="T190">f </text:span></text:span><text:span text:style-name="Strong_20_Emphasis"><text:span text:style-name="T191">gebruik </text:span></text:span><text:span text:style-name="Strong_20_Emphasis"><text:span text:style-name="T192">het programma </text:span></text:span><text:span text:style-name="Strong_20_Emphasis"><text:span text:style-name="T176">Etche</text:span></text:span><text:span text:style-name="Strong_20_Emphasis"><text:span text:style-name="T177">r</text:span></text:span><text:span text:style-name="Strong_20_Emphasis"><text:span text:style-name="T192"> </text:span></text:span><text:span text:style-name="Strong_20_Emphasis"><text:span text:style-name="T193">(</text:span></text:span><text:a xlink:type="simple" xlink:href="https://www.balena.io/etcher/" text:style-name="Internet_20_link" text:visited-style-name="Visited_20_Internet_20_Link"><text:span text:style-name="Strong_20_Emphasis"><text:span text:style-name="T314">etcher.io</text:span></text:span></text:a><text:span text:style-name="Strong_20_Emphasis"><text:span text:style-name="T193">) </text:span></text:span><text:span text:style-name="Strong_20_Emphasis"><text:span text:style-name="T201">dat </text:span></text:span><text:span text:style-name="Strong_20_Emphasis"><text:span text:style-name="T190">beschikbaar </text:span></text:span><text:span text:style-name="Strong_20_Emphasis"><text:span text:style-name="T201">is </text:span></text:span><text:span text:style-name="Strong_20_Emphasis"><text:span text:style-name="T190">voor </text:span></text:span><text:span text:style-name="Strong_20_Emphasis"><text:span text:style-name="T188">Windows, </text:span></text:span><text:span text:style-name="Strong_20_Emphasis"><text:span text:style-name="T194">mac</text:span></text:span><text:span text:style-name="Strong_20_Emphasis"><text:span text:style-name="T195">OS</text:span></text:span><text:span text:style-name="Strong_20_Emphasis"><text:span text:style-name="T192">, </text:span></text:span><text:span text:style-name="Strong_20_Emphasis"><text:span text:style-name="T193">en </text:span></text:span><text:span text:style-name="Strong_20_Emphasis"><text:span text:style-name="T192">Linux</text:span></text:span><text:span text:style-name="Strong_20_Emphasis"><text:span text:style-name="T196">.</text:span></text:span></text:p></text:note-body></text:note></text:span><text:span text:style-name="T134"> </text:span><text:span text:style-name="T137">of </text:span><text:span text:style-name="T138">DVD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99"> </text:span></text:span><text:span text:style-name="Strong_20_Emphasis"><text:span text:style-name="T112">Live </text:span></text:span><text:span text:style-name="Strong_20_Emphasis"><text:span text:style-name="T113">system (amd64)</text:span></text:span><text:span text:style-name="Strong_20_Emphasis"><text:span text:style-name="T9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3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3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4"><text:span text:style-name="Strong_20_Emphasis"><text:span text:style-name="T41">Start de installatie</text:span></text:span><text:span text:style-name="Strong_20_Emphasis"><text:span text:style-name="T100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7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08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102"><text:span text:style-name="T339">Typ '</text:span><text:span text:style-name="T326">live</text:span><text:span text:style-name="T339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3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3"><text:span text:style-name="Strong_20_Emphasis"><text:span text:style-name="T41">Bij </text:span></text:span><text:span text:style-name="Strong_20_Emphasis"><text:span text:style-name="T114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9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4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3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09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><text:span text:style-name="T332">B</text:span>ij <text:span text:style-name="T309">Regio</text:span> <text:span text:style-name="T332">kies</text:span> <text:span text:style-name="T309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3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09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2"><text:span text:style-name="T333">K</text:span>ies <text:span text:style-name="T309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3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2"><text:span text:style-name="Strong_20_Emphasis"><text:span text:style-name="T96">Bij </text:span></text:span><text:span text:style-name="Strong_20_Emphasis"><text:span text:style-name="T111">Gebruikers</text:span></text:span><text:span text:style-name="Strong_20_Emphasis"><text:span text:style-name="T96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1"><text:span text:style-name="Strong_20_Emphasis"><text:span text:style-name="T98">V</text:span></text:span><text:span text:style-name="Strong_20_Emphasis"><text:span text:style-name="T96">ul in </text:span></text:span><text:span text:style-name="Strong_20_Emphasis"><text:span text:style-name="T115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1">,</text:span></text:span><text:span text:style-name="Strong_20_Emphasis"><text:span text:style-name="T92"><text:line-break/></text:span></text:span><text:span text:style-name="Strong_20_Emphasis"><text:span text:style-name="T115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6">Wat is de </text:span></text:span><text:span text:style-name="Strong_20_Emphasis"><text:span text:style-name="T115">naam van deze </text:span></text:span><text:span text:style-name="Strong_20_Emphasis"><text:span text:style-name="T116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1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7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1"/></text:span></text:p>
      <text:list xml:id="list191350444973708" text:continue-numbering="true" text:style-name="L1">
        <text:list-item>
          <text:p text:style-name="P107"><text:span text:style-name="Strong_20_Emphasis"><text:span text:style-name="T128">Installatie </text:span></text:span><text:span text:style-name="Strong_20_Emphasis"><text:span text:style-name="T129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3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5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7">Volg de aanwijzingen op de </text:span></text:span><text:span text:style-name="Strong_20_Emphasis"><text:span text:style-name="T31">welkomst</text:span></text:span><text:span text:style-name="Strong_20_Emphasis"><text:span text:style-name="T327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3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9"><text:span text:style-name="T315">Debian-</text:span><text:span text:style-name="T316">p</text:span>akket kz plaatst scripts voor het installeren en beheren van Debian en op Debian gebaseerd systeem zoals Ubuntu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5"><text:span text:style-name="Strong_20_Emphasis"><text:span text:style-name="T56">T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3">De </text:span><text:span text:style-name="T224">Super</text:span><text:span text:style-name="T223">-toets is de Windows-toets, Command-toets </text:span><text:span text:style-name="T225">(Apple)</text:span><text:span text:style-name="T223">, of Vergrootglas-toets </text:span><text:span text:style-name="T225">(Chromebook)</text:span><text:span text:style-name="T223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4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3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5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09">men</text:span></text:span><text:span text:style-name="Strong_20_Emphasis"><text:span text:style-name="T106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10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4">3 <text:s/>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191351653457891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3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6"><text:span text:style-name="Strong_20_Emphasis"><text:span text:style-name="T93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0">E</text:span></text:span><text:span text:style-name="User_20_Entry"><text:span text:style-name="T161">v</text:span></text:span><text:span text:style-name="User_20_Entry"><text:span text:style-name="T162">en</text:span></text:span><text:span text:style-name="User_20_Entry"><text:span text:style-name="T164">t</text:span></text:span><text:span text:style-name="User_20_Entry"><text:span text:style-name="T165">uele </text:span></text:span><text:span text:style-name="User_20_Entry"><text:span text:style-name="T166">extra </text:span></text:span><text:span text:style-name="Definition"><text:span text:style-name="T312">gebruiker</text:span></text:span><text:span text:style-name="User_20_Entry"><text:span text:style-name="T166">s aanmelden </text:span></text:span><text:span text:style-name="User_20_Entry"><text:span text:style-name="T167">en dezelfde stappen uitvoeren</text:span></text:span><text:span text:style-name="User_20_Entry"><text:span text:style-name="T163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3"/></text:span></text:p>
          </table:table-cell>
          <table:table-cell table:style-name="Tabel2.A1" office:value-type="string">
            <text:p text:style-name="P86"><text:span text:style-name="Strong_20_Emphasis"><text:span text:style-name="T93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3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7"><text:span text:style-name="Strong_20_Emphasis"><text:span text:style-name="T93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09">men</text:span></text:span><text:span text:style-name="Strong_20_Emphasis"><text:span text:style-name="T106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3">De </text:span><text:span text:style-name="T224">Super</text:span><text:span text:style-name="T223">-toets is de Windows-toets, Command-toets </text:span><text:span text:style-name="T225">(Apple)</text:span><text:span text:style-name="T223">, of Vergrootglas-toets </text:span><text:span text:style-name="T225">(Chromebook)</text:span><text:span text:style-name="T223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4">4 <text:s/></text:span></text:span><text:span text:style-name="Strong_20_Emphasis"><text:span text:style-name="T110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3"><text:span text:style-name="T130">E</text:span><text:span text:style-name="T131">inde c</text:span><text:span text:style-name="T132">hecklist, </text:span><text:span text:style-name="T133">d</text:span><text:span text:style-name="T132">e</text:span><text:span text:style-name="T245"> installatie van </text:span><text:span text:style-name="T245"><text:user-field-get text:name="Distro">Debian</text:user-field-get></text:span><text:span text:style-name="T249"><text:s/></text:span><text:span text:style-name="T249"><text:user-field-get text:name="Version">12 LTS</text:user-field-get></text:span><text:span text:style-name="Strong_20_Emphasis"><text:span text:style-name="T247"><text:s/></text:span></text:span><text:span text:style-name="Strong_20_Emphasis"><text:span text:style-name="T250"><text:user-field-get text:name="Edition">Desktop</text:user-field-get></text:span></text:span><text:span text:style-name="Strong_20_Emphasis"><text:span text:style-name="T250"><text:s/></text:span></text:span><text:span text:style-name="T245">is voltooid.</text:span></text:p>
      <text:p text:style-name="P42"/>
      <text:p text:style-name="P36"><text:span text:style-name="Emphasis"><text:span text:style-name="T31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8">Karel Zimmer</text:span></text:span></text:a><text:span text:style-name="Emphasis"><text:span text:style-name="T31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0">CC0 1.0 Universeel</text:span></text:span></text:a><text:span text:style-name="Emphasis"><text:span text:style-name="T317">,</text:span></text:span><text:span text:style-name="Emphasis"><text:span text:style-name="T319"> </text:span></text:span><text:span text:style-name="Strong_20_Emphasis"><text:span text:style-name="T64"><text:user-field-get text:name="Releaseyear">2023</text:user-field-get></text:span></text:span><text:span text:style-name="Emphasis"><text:span text:style-name="T32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9-27T19:13:49.402001900">27-09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27T19:13:49.200304873</dc:date>
    <meta:keyword>Installatie</meta:keyword>
    <meta:keyword>Checklist</meta:keyword>
    <meta:keyword>Linux</meta:keyword>
    <meta:editing-cycles>6861</meta:editing-cycles>
    <meta:editing-duration>P12DT4H11M55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51" meta:character-count="4443" meta:non-whitespace-character-count="3846"/>
    <meta:user-defined meta:name="Info 1"/>
    <meta:user-defined meta:name="Info 2"/>
    <meta:user-defined meta:name="Info 3"/>
    <meta:user-defined meta:name="Info 4"/>
  </office:meta>
</office:document-meta>
</file>